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2aa247"/>
    </style:style>
    <style:style style:name="P4" style:family="paragraph" style:parent-style-name="Heading_20_2">
      <style:text-properties officeooo:paragraph-rsid="063f828d"/>
    </style:style>
    <style:style style:name="P5" style:family="paragraph" style:parent-style-name="Heading_20_2">
      <style:text-properties officeooo:paragraph-rsid="0656e34b"/>
    </style:style>
    <style:style style:name="P6" style:family="paragraph" style:parent-style-name="Standard">
      <style:text-properties style:font-name="David" officeooo:rsid="062f9785" officeooo:paragraph-rsid="062f9785" style:font-size-asian="10.5pt" style:font-name-complex="David CLM" style:font-weight-complex="normal"/>
    </style:style>
    <style:style style:name="P7" style:family="paragraph" style:parent-style-name="Standard">
      <style:text-properties style:font-name="David" officeooo:paragraph-rsid="063f828d"/>
    </style:style>
    <style:style style:name="P8" style:family="paragraph" style:parent-style-name="Standard">
      <style:text-properties style:font-name="David" officeooo:rsid="064d53b4" officeooo:paragraph-rsid="064d53b4"/>
    </style:style>
    <style:style style:name="P9" style:family="paragraph" style:parent-style-name="Standard">
      <style:text-properties style:font-name="David" officeooo:paragraph-rsid="0656e34b"/>
    </style:style>
    <style:style style:name="P10" style:family="paragraph" style:parent-style-name="Standard">
      <style:text-properties officeooo:rsid="0628aa40" officeooo:paragraph-rsid="062aa247"/>
    </style:style>
    <style:style style:name="P11" style:family="paragraph" style:parent-style-name="Standard">
      <style:text-properties officeooo:rsid="0628aa40" officeooo:paragraph-rsid="065c7a5d"/>
    </style:style>
    <style:style style:name="P12" style:family="paragraph" style:parent-style-name="Standard">
      <style:text-properties style:font-name="Monospace" officeooo:rsid="0626422c" officeooo:paragraph-rsid="062aa247" style:font-size-asian="10.5pt" style:font-name-complex="David CLM" style:font-weight-complex="normal"/>
    </style:style>
    <style:style style:name="P13" style:family="paragraph" style:parent-style-name="Standard">
      <style:text-properties style:font-name="Monospace" officeooo:rsid="0628aa40" officeooo:paragraph-rsid="062aa247" style:font-size-asian="10.5pt" style:font-name-complex="David CLM" style:font-weight-complex="normal"/>
    </style:style>
    <style:style style:name="P14" style:family="paragraph" style:parent-style-name="Standard">
      <style:text-properties officeooo:paragraph-rsid="063f828d"/>
    </style:style>
    <style:style style:name="P15" style:family="paragraph" style:parent-style-name="Standard">
      <style:text-properties officeooo:paragraph-rsid="0656e34b"/>
    </style:style>
    <style:style style:name="P16" style:family="paragraph" style:parent-style-name="Standard">
      <style:text-properties officeooo:paragraph-rsid="065b97c2"/>
    </style:style>
    <style:style style:name="P17" style:family="paragraph" style:parent-style-name="Standard">
      <style:text-properties officeooo:rsid="06255ca3" officeooo:paragraph-rsid="063f828d"/>
    </style:style>
    <style:style style:name="P18" style:family="paragraph" style:parent-style-name="Standard">
      <style:text-properties officeooo:rsid="0663c6d3" officeooo:paragraph-rsid="0663c6d3"/>
    </style:style>
    <style:style style:name="P19" style:family="paragraph" style:parent-style-name="Standard">
      <style:text-properties fo:language="en" fo:country="US" officeooo:rsid="06693306" officeooo:paragraph-rsid="06693306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David" fo:font-size="14pt" officeooo:paragraph-rsid="0656e34b" style:font-size-asian="14pt" style:font-name-complex="David CLM" style:font-size-complex="14pt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officeooo:rsid="0663c6d3" officeooo:paragraph-rsid="0663c6d3"/>
    </style:style>
    <style:style style:name="P22" style:family="paragraph" style:parent-style-name="Text_20_body">
      <style:paragraph-properties fo:line-height="100%"/>
      <style:text-properties officeooo:rsid="04af6545" officeooo:paragraph-rsid="04af6545"/>
    </style:style>
    <style:style style:name="P23" style:family="paragraph" style:parent-style-name="Standard">
      <style:paragraph-properties fo:text-align="end" style:justify-single-word="false" style:writing-mode="rl-tb"/>
      <style:text-properties officeooo:paragraph-rsid="0663c6d3"/>
    </style:style>
    <style:style style:name="P24" style:family="paragraph" style:parent-style-name="Heading_20_1">
      <style:paragraph-properties fo:line-height="100%"/>
      <style:text-properties officeooo:paragraph-rsid="04af6545"/>
    </style:style>
    <style:style style:name="P25" style:family="paragraph" style:parent-style-name="Standard" style:list-style-name="L1">
      <style:text-properties officeooo:paragraph-rsid="065c7a5d"/>
    </style:style>
    <style:style style:name="P26" style:family="paragraph" style:parent-style-name="Standard">
      <style:text-properties style:font-name="Monospace" officeooo:rsid="063f287b" officeooo:paragraph-rsid="063f828d" style:font-size-asian="10.5pt" style:font-name-complex="David CLM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David" fo:language="en" fo:country="US" officeooo:rsid="065f8930" officeooo:paragraph-rsid="065f8930"/>
    </style:style>
    <style:style style:name="P28" style:family="paragraph" style:parent-style-name="Standard">
      <style:paragraph-properties fo:text-align="start" style:justify-single-word="false" style:writing-mode="lr-tb"/>
      <style:text-properties fo:language="en" fo:country="US" officeooo:rsid="0662f0fa" officeooo:paragraph-rsid="0662f0fa"/>
    </style:style>
    <style:style style:name="P29" style:family="paragraph" style:parent-style-name="Standard">
      <style:paragraph-properties fo:text-align="start" style:justify-single-word="false" style:writing-mode="lr-tb"/>
      <style:text-properties fo:language="en" fo:country="US" officeooo:rsid="0663c6d3" officeooo:paragraph-rsid="0663c6d3"/>
    </style:style>
    <style:style style:name="P30" style:family="paragraph" style:parent-style-name="Standard">
      <style:paragraph-properties fo:text-align="end" style:justify-single-word="false" style:writing-mode="rl-tb"/>
      <style:text-properties fo:language="en" fo:country="US" officeooo:rsid="0663c6d3" officeooo:paragraph-rsid="0663c6d3"/>
    </style:style>
    <style:style style:name="T1" style:family="text">
      <style:text-properties officeooo:rsid="05226f8d"/>
    </style:style>
    <style:style style:name="T2" style:family="text">
      <style:text-properties officeooo:rsid="056dcf64"/>
    </style:style>
    <style:style style:name="T3" style:family="text">
      <style:text-properties style:font-name="Monospace" style:font-size-asian="10.5pt" style:font-name-complex="David CLM" style:font-weight-complex="normal"/>
    </style:style>
    <style:style style:name="T4" style:family="text">
      <style:text-properties style:font-name="Monospace" officeooo:rsid="0626422c" style:font-size-asian="10.5pt" style:font-name-complex="David CLM" style:font-weight-complex="normal"/>
    </style:style>
    <style:style style:name="T5" style:family="text">
      <style:text-properties style:font-name="Monospace" officeooo:rsid="062779da" style:font-size-asian="10.5pt" style:font-name-complex="David CLM" style:font-weight-complex="normal"/>
    </style:style>
    <style:style style:name="T6" style:family="text">
      <style:text-properties style:font-name="Monospace" officeooo:rsid="06299f58" style:font-size-asian="10.5pt" style:font-name-complex="David CLM" style:font-weight-complex="normal"/>
    </style:style>
    <style:style style:name="T7" style:family="text">
      <style:text-properties style:font-name="Monospace" officeooo:rsid="063f287b" style:font-size-asian="10.5pt" style:font-name-complex="David CLM" style:font-weight-complex="normal"/>
    </style:style>
    <style:style style:name="T8" style:family="text">
      <style:text-properties style:font-name="Monospace" officeooo:rsid="065671dc" style:font-size-asian="10.5pt" style:font-name-complex="David CLM" style:font-weight-complex="normal"/>
    </style:style>
    <style:style style:name="T9" style:family="text">
      <style:text-properties style:font-name="Monospace" officeooo:rsid="065b97c2" style:font-size-asian="10.5pt" style:font-name-complex="David CLM" style:font-weight-complex="normal"/>
    </style:style>
    <style:style style:name="T10" style:family="text">
      <style:text-properties style:font-name="Monospace" fo:font-weight="normal" officeooo:rsid="063f287b" style:font-size-asian="10.5pt" style:font-weight-asian="normal" style:font-name-complex="David CLM" style:font-weight-complex="normal"/>
    </style:style>
    <style:style style:name="T11" style:family="text">
      <style:text-properties style:font-name="Monospace" fo:language="en" fo:country="US" officeooo:rsid="0662f0fa" style:font-size-asian="10.5pt" style:font-name-complex="David CLM" style:font-weight-complex="normal"/>
    </style:style>
    <style:style style:name="T12" style:family="text">
      <style:text-properties style:font-name="Monospace" fo:language="en" fo:country="US" officeooo:rsid="0663c6d3" style:font-size-asian="10.5pt" style:font-name-complex="David CLM" style:font-weight-complex="normal"/>
    </style:style>
    <style:style style:name="T13" style:family="text">
      <style:text-properties style:font-name="Monospace" fo:font-weight="bold" officeooo:rsid="065b97c2" style:font-size-asian="10.5pt" style:font-weight-asian="bold" style:font-name-complex="David CLM" style:font-weight-complex="bold"/>
    </style:style>
    <style:style style:name="T14" style:family="text">
      <style:text-properties style:font-name="Monospace" fo:font-weight="bold" officeooo:rsid="065b97c2" style:font-size-asian="10.5pt" style:font-weight-asian="bold" style:font-name-complex="David CLM" style:font-weight-complex="normal"/>
    </style:style>
    <style:style style:name="T15" style:family="text">
      <style:text-properties officeooo:rsid="04af6545"/>
    </style:style>
    <style:style style:name="T16" style:family="text">
      <style:text-properties style:font-name="Liberation Sans" fo:font-size="21pt" fo:font-weight="bold" officeooo:rsid="0618f141" style:font-name-asian="Noto Sans CJK SC Regular" style:font-size-asian="18.2000007629395pt" style:font-weight-asian="bold" style:font-name-complex="Nachlieli CLM" style:font-size-complex="21pt" style:font-weight-complex="bold"/>
    </style:style>
    <style:style style:name="T17" style:family="text">
      <style:text-properties fo:color="#000000" loext:opacity="100%" style:font-name="Monospace" fo:font-size="12pt" fo:font-style="normal" fo:font-weight="normal" officeooo:rsid="0618f141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8" style:family="text">
      <style:text-properties fo:color="#000000" loext:opacity="100%" style:font-name="Monospace" fo:font-size="12pt" fo:font-style="normal" fo:font-weight="normal" officeooo:rsid="0626422c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9" style:family="text">
      <style:text-properties fo:color="#000000" loext:opacity="100%" style:font-name="Monospace" fo:font-size="12pt" fo:font-style="normal" fo:font-weight="normal" officeooo:rsid="062aa247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0" style:family="text">
      <style:text-properties fo:color="#000000" loext:opacity="100%" style:font-name="Monospace" fo:font-size="12pt" fo:font-style="normal" fo:font-weight="normal" officeooo:rsid="062f3b21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1" style:family="text">
      <style:text-properties fo:color="#000000" loext:opacity="100%" style:font-name="Monospace" fo:font-size="12pt" fo:font-style="normal" fo:font-weight="normal" officeooo:rsid="062f9785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2" style:family="text">
      <style:text-properties fo:color="#000000" loext:opacity="100%" style:font-name="Monospace" fo:font-size="12pt" fo:font-style="normal" fo:font-weight="normal" officeooo:rsid="0633172c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3" style:family="text">
      <style:text-properties fo:color="#000000" loext:opacity="100%" style:font-name="Monospace" fo:font-size="12pt" fo:font-style="normal" fo:font-weight="normal" officeooo:rsid="0656e34b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4" style:family="text">
      <style:text-properties officeooo:rsid="061daf12"/>
    </style:style>
    <style:style style:name="T25" style:family="text">
      <style:text-properties style:font-name="David"/>
    </style:style>
    <style:style style:name="T26" style:family="text">
      <style:text-properties style:font-name="David" officeooo:rsid="0634bfb2"/>
    </style:style>
    <style:style style:name="T27" style:family="text">
      <style:text-properties style:font-name="David" officeooo:rsid="0634bfb2" style:font-size-asian="10.5pt" style:font-name-complex="David CLM" style:font-weight-complex="normal"/>
    </style:style>
    <style:style style:name="T28" style:family="text">
      <style:text-properties style:font-name="David" officeooo:rsid="0642138f" style:font-size-asian="10.5pt" style:font-name-complex="David CLM" style:font-weight-complex="normal"/>
    </style:style>
    <style:style style:name="T29" style:family="text">
      <style:text-properties style:font-name="David" officeooo:rsid="0646251d" style:font-size-asian="10.5pt" style:font-name-complex="David CLM" style:font-weight-complex="normal"/>
    </style:style>
    <style:style style:name="T30" style:family="text">
      <style:text-properties style:font-name="David" officeooo:rsid="065768e2" style:font-size-asian="10.5pt" style:font-name-complex="David CLM" style:font-weight-complex="normal"/>
    </style:style>
    <style:style style:name="T31" style:family="text">
      <style:text-properties style:font-name="David" officeooo:rsid="063aa742"/>
    </style:style>
    <style:style style:name="T32" style:family="text">
      <style:text-properties style:font-name="David" officeooo:rsid="06407c16"/>
    </style:style>
    <style:style style:name="T33" style:family="text">
      <style:text-properties style:font-name="David" officeooo:rsid="06435662"/>
    </style:style>
    <style:style style:name="T34" style:family="text">
      <style:text-properties style:font-name="David" officeooo:rsid="064456df"/>
    </style:style>
    <style:style style:name="T35" style:family="text">
      <style:text-properties style:font-name="David" fo:language="en" fo:country="US" officeooo:rsid="0646251d" style:font-size-asian="10.5pt" style:font-name-complex="David CLM" style:font-weight-complex="normal"/>
    </style:style>
    <style:style style:name="T36" style:family="text">
      <style:text-properties style:font-name="David" fo:language="en" fo:country="US" officeooo:rsid="06561767" style:font-size-asian="10.5pt" style:font-name-complex="David CLM" style:font-weight-complex="normal"/>
    </style:style>
    <style:style style:name="T37" style:family="text">
      <style:text-properties style:font-name="David" fo:language="en" fo:country="US" officeooo:rsid="0656e34b" style:font-size-asian="10.5pt" style:font-name-complex="David CLM" style:font-weight-complex="normal"/>
    </style:style>
    <style:style style:name="T38" style:family="text">
      <style:text-properties style:font-name="David" fo:language="en" fo:country="US" fo:font-weight="bold" officeooo:rsid="0656e34b" style:font-size-asian="10.5pt" style:font-weight-asian="bold" style:font-name-complex="David CLM" style:font-weight-complex="bold"/>
    </style:style>
    <style:style style:name="T39" style:family="text">
      <style:text-properties style:font-name="David" officeooo:rsid="06561767"/>
    </style:style>
    <style:style style:name="T40" style:family="text">
      <style:text-properties officeooo:rsid="06213d5c"/>
    </style:style>
    <style:style style:name="T41" style:family="text">
      <style:text-properties officeooo:rsid="06255ca3"/>
    </style:style>
    <style:style style:name="T42" style:family="text">
      <style:text-properties officeooo:rsid="0626422c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6255ca3" style:font-weight-asian="bold" style:font-weight-complex="bold"/>
    </style:style>
    <style:style style:name="T45" style:family="text">
      <style:text-properties officeooo:rsid="06314049"/>
    </style:style>
    <style:style style:name="T46" style:family="text">
      <style:text-properties officeooo:rsid="063f287b"/>
    </style:style>
    <style:style style:name="T47" style:family="text">
      <style:text-properties fo:font-weight="normal" officeooo:rsid="06255ca3" style:font-weight-asian="normal" style:font-weight-complex="normal"/>
    </style:style>
    <style:style style:name="T48" style:family="text">
      <style:text-properties officeooo:rsid="06435662"/>
    </style:style>
    <style:style style:name="T49" style:family="text">
      <style:text-properties officeooo:rsid="06302d6c"/>
    </style:style>
    <style:style style:name="T50" style:family="text">
      <style:text-properties fo:language="en" fo:country="US"/>
    </style:style>
    <style:style style:name="T51" style:family="text">
      <style:text-properties fo:language="en" fo:country="US" officeooo:rsid="0662f0fa"/>
    </style:style>
    <style:style style:name="T52" style:family="text">
      <style:text-properties fo:language="en" fo:country="US" officeooo:rsid="0661923e"/>
    </style:style>
    <style:style style:name="T53" style:family="text">
      <style:text-properties fo:language="en" fo:country="US" officeooo:rsid="0663c6d3"/>
    </style:style>
    <style:style style:name="T54" style:family="text">
      <style:text-properties officeooo:rsid="0661923e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span text:style-name="T1">מטלה</text:span><text:span text:style-name="T15"> –</text:span><text:span text:style-name="T2"> </text:span><text:span text:style-name="T16">חלוקת חפצים עם כסף</text:span></text:h>
      <text:p text:style-name="P22">‫יש לענות על שאלה אחת לבחירתכם. שאלות רגילות מזכות בנקודה אחת. שאלות או סעיפים עם כוכבית‬ מזכים בנקודה נוספת.‬</text:p>
      <text:p text:style-name="P22">‫יש להוכיח את נכונות התשובות. אפשר לכתוב אלגוריתם בפסאודו-קוד, אבל הוא צריך להיות מדוייק ‫ומפורט ברמה של שפת תיכנות.‬</text:p>
      <text:p text:style-name="P3"><text:span text:style-name="T41">שאלה </text:span><text:span text:style-name="T19">1</text:span><text:span text:style-name="T41">: </text:span><text:span text:style-name="T18">חלוקת חפצים עם מס</text:span></text:p>
      <text:p text:style-name="P16"><text:span text:style-name="T42">נתונה בעיית חלוקה עם כסף, של </text:span><text:span text:style-name="T4">m חפצים בין n אנשים. כל אדם המקבל סכום כסף חיובי כלשהו x צריך לשלם t*x מס הכנסה, כאשר t <text:s/>הוא מספר קבוע כלשהו בין 0 ל-1 (נניח t=0.3 <text:s/>זה 30% מס).</text:span></text:p>
      <text:p text:style-name="P12"/>
      <text:p text:style-name="P11"><text:span text:style-name="T5">א. </text:span><text:span text:style-name="T3">הראו שאלגוריתם "המכרז השווה" לא תמיד מחזיר חלוקה ללא קנאה.</text:span></text:p>
      <text:list xml:id="list1629116930" text:style-name="L1">
        <text:list-item>
          <text:p text:style-name="P25"><text:span text:style-name="T9">שימו לב: מס הכנסה מתייחס לתשלום </text:span><text:span text:style-name="T13">נטו</text:span><text:span text:style-name="T14">, לדוגמה, אם שחקן שילם 100 וקיבל 150, הוא ישלם מס רק על 50; אם הוא שילם 100 וקיבל 50, הוא לא ישלם מס בכלל.</text:span></text:p>
        </text:list-item>
      </text:list>
      <text:p text:style-name="P13"/>
      <text:p text:style-name="P10"><text:span text:style-name="T3">* ב. תארו אלגוריתם המוצא חלוקה </text:span><text:span text:style-name="T6">יעילה-פארטו ו</text:span><text:span text:style-name="T3">ללא קנאה, או הוכיחו שלא קיים כזה.</text:span></text:p>
      <text:p text:style-name="P5">שאלה <text:span text:style-name="T20">2</text:span>: <text:span text:style-name="T22">חלוקת ללא-קנאה </text:span><text:span text:style-name="T24">עם זכויות שונות</text:span></text:p>
      <text:p text:style-name="P15"><text:span text:style-name="T26">נתונים n שחקנים עם זכויות שונות: w1,…,wn. כזכור, </text:span><text:span text:style-name="T27">חלוקה ללא קנאה עם זכויות שונות היא חלוקה שבה, לכל שני שחקנים i, j:</text:span></text:p>
      <text:p text:style-name="P20">[Vi(Xi)-p(Xi)] / wi <text:s/>≥ <text:s/>[Vi(Xj)-p(Xj)] / wj</text:p>
      <text:p text:style-name="P9"/>
      <text:p text:style-name="P15"><text:span text:style-name="T31">תארו אלגוריתם המוצא חלוקה יעילה-פארטו וללא קנאה לשחקנים עם זכויות שונות. </text:span><text:span text:style-name="T39">הוכיחו </text:span><text:span text:style-name="T30">שהאלגוריתם שלכם אכן מקיים תכונות אלה</text:span><text:span text:style-name="T39">.</text:span></text:p>
      <text:p text:style-name="P27"/>
      <text:p text:style-name="P5">שאלה <text:span text:style-name="T23">3</text:span>: <text:span text:style-name="T23">אלגוריתם המכרז: אסטרטגיה</text:span></text:p>
      <text:p text:style-name="P15"><text:span text:style-name="T36">n </text:span><text:span text:style-name="T37">שחקנים מחלקים ביניהם חפץ אחד בעזרת אלגוריתם "המכרז השווה". שחקן 1 הצליח לגלות את הערכים של כל השחקנים 2,…,n <text:s/>לאותו חפץ. שחקן 1 רוצה להשתמש במידע הזה כדי למסור לאלגוריתם ערך שונה מהערך האמיתי שלו, כך שהתועלת שלו תהיה גדולה ביותר. תארו אלגוריתם שיעזור לשחקן 1 להחליט, איזה ערך למסור לאלגוריתם כדי להשיג את התועלת הגבוהה ביותר האפשרית. </text:span></text:p>
      <text:p text:style-name="P15"><text:span text:style-name="T38">הדרכה</text:span><text:span text:style-name="T37">: לפני שתנסו לפתח אלגוריתם כללי, נסו לבדוק מקרים פרטיים ולהבין מה קורה. לדוגמה, שני שחקנים עם ערכים 10, 20 או 20, 10.</text:span></text:p>
      <text:p text:style-name="P5"><text:span text:style-name="T41">שאלה </text:span><text:span text:style-name="T23">4</text:span><text:span text:style-name="T41">: האם ייתכן שדייר ישלם יותר מערך החדר?</text:span></text:p>
      <text:p text:style-name="P14">א. הוכיחו, שאם סכום הערכים של של דייר מסויים לכל החדרים בדירה גדול או שווה R (שכר הדירה הכללי), אז המחיר שישלם על החדר שיקבל, קטן או שווה מהערך שהוא מייחס לחדר.</text:p>
      <text:p text:style-name="P17"/>
      <text:p text:style-name="P14"><text:span text:style-name="T41">ב. הראו דוגמה שבה סכום הערכים של דייר מסויים קטן מ־R, </text:span><text:span text:style-name="T47">ובכל</text:span><text:span text:style-name="T44"> </text:span><text:span text:style-name="T41">חלוקה ללא־קנאה, הדייר הזה משלם מחיר גבוה יותר מערך החדר שקיבל </text:span><text:span text:style-name="T46">(</text:span><text:span text:style-name="T8">הוכיחו</text:span><text:span text:style-name="T7"> </text:span><text:span text:style-name="T10">שבכל </text:span><text:span text:style-name="T7">החלוקות ללא קנאה, הדייר משלם יותר מערך החדר שקיבל).</text:span></text:p>
      <text:p text:style-name="P26"/>
      <text:p text:style-name="P4"><text:soft-page-break/>שאלה<text:span text:style-name="T20"> </text:span><text:span text:style-name="T23">5</text:span>: <text:span text:style-name="T21">שכר-דירה אגליטרי</text:span></text:p>
      <text:p text:style-name="P6">נתונה בעיית חלוקת חדרים ושכר-דירה. כזכור, <text:span text:style-name="T43">חלוקה אגליטרית </text:span>היא חלוקה שבה התועלת הנמוכה ביותר של שחקן כלשהו היא גבוהה ככל האפשר.</text:p>
      <text:p text:style-name="P6"/>
      <text:p text:style-name="P6">כתבו קוד בפייתון, המוצא חלוקת חדרים אגליטרית, מבין כל החלוקות ללא-קנאה. <text:span text:style-name="T49">הסבירו ו</text:span><text:span text:style-name="T45">הדגימו </text:span><text:span text:style-name="T49">את תשובתכם.</text:span></text:p>
      <text:p text:style-name="P4">שאלה<text:span text:style-name="T17"> </text:span><text:span text:style-name="T23">6</text:span>: <text:span text:style-name="T40">השמת חפצים ללא כסף</text:span></text:p>
      <text:p text:style-name="P14"><text:span text:style-name="T25">נתונים n שחקנים ו־n חפצים </text:span><text:span text:style-name="T32">בדידים</text:span><text:span text:style-name="T25">. צריך לתת חפץ </text:span><text:span text:style-name="הבחנה">אחד בדיוק</text:span><text:span text:style-name="T25"> לכל שחקן, </text:span><text:span text:style-name="הבחנה">ללא</text:span><text:span text:style-name="T25"> כספים. תארו אלגוריתמים </text:span><text:span text:style-name="T28">יעילים </text:span><text:span text:style-name="T29">(- זמן ריצה פולינומיאלי ב-</text:span><text:span text:style-name="T35">n)</text:span><text:span text:style-name="T28"> </text:span><text:span text:style-name="T25">למציאת השמות המקיימות את התנאים הבאים:</text:span></text:p>
      <text:p text:style-name="P19"><text:span text:style-name="T32">0. </text:span><text:span text:style-name="T25">השמה אוטיליטרית – הממקסמת את סכום הערכים.</text:span></text:p>
      <text:p text:style-name="P14"><text:span text:style-name="T32">א</text:span><text:span text:style-name="T25">. </text:span><text:span text:style-name="T34">השמה הממקסמת את </text:span><text:span text:style-name="T25">מכפלת הערכים.</text:span></text:p>
      <text:p text:style-name="P14"><text:span text:style-name="T33">ב</text:span><text:span text:style-name="T25">. </text:span><text:span text:style-name="T34">השמה אגליטרית - הממקסמת את </text:span><text:span text:style-name="T32">הערך הקטן ביותר</text:span><text:span text:style-name="T25">.</text:span></text:p>
      <text:p text:style-name="P7">* <text:span text:style-name="T48">ג</text:span>. השמה לקסימין־אגליטרית.</text:p>
      <text:p text:style-name="P8">הוכיחו את נכונות האלגוריתמים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text-position="0% 100%" style:language-complex="he" style:country-complex="IL"/>
    </style:style>
    <style:style style:name="ListLabel_20_2" style:display-name="ListLabel 2" style:family="text">
      <style:text-properties fo:font-size="8pt" style:font-size-asian="8pt" style:font-name-complex="Courier New" style:font-family-complex="'Courier New'" style:font-family-generic-complex="system" style:font-pitch-complex="variable" style:font-size-complex="8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3-01-30T18:02:10.776000000</dc:date>
    <meta:editing-duration>P11DT21H40M9S</meta:editing-duration>
    <meta:editing-cycles>1447</meta:editing-cycles>
    <meta:document-statistic meta:table-count="0" meta:image-count="0" meta:object-count="0" meta:page-count="2" meta:paragraph-count="30" meta:word-count="478" meta:character-count="2561" meta:non-whitespace-character-count="2112"/>
  </office:meta>
</office:document-meta>
</file>